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Heading_20_2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22c645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Standard" style:list-style-name="L1">
      <style:text-properties officeooo:rsid="0014e1f2" officeooo:paragraph-rsid="0022c645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rsid="001e8eab" officeooo:paragraph-rsid="001e8eab"/>
    </style:style>
    <style:style style:name="P10" style:family="paragraph" style:parent-style-name="Standard" style:list-style-name="L3">
      <style:text-properties officeooo:rsid="001e8eab" officeooo:paragraph-rsid="001e8eab"/>
    </style:style>
    <style:style style:name="P11" style:family="paragraph" style:parent-style-name="Standard" style:list-style-name="L4">
      <style:text-properties officeooo:rsid="001e8eab" officeooo:paragraph-rsid="001e8eab"/>
    </style:style>
    <style:style style:name="P12" style:family="paragraph" style:parent-style-name="Standard" style:list-style-name="L4">
      <style:text-properties officeooo:rsid="00208df9" officeooo:paragraph-rsid="00208df9"/>
    </style:style>
    <style:style style:name="P13" style:family="paragraph" style:parent-style-name="Standard" style:list-style-name="L4">
      <style:text-properties officeooo:rsid="0021b8e0" officeooo:paragraph-rsid="0021b8e0"/>
    </style:style>
    <style:style style:name="P14" style:family="paragraph" style:parent-style-name="Standard" style:list-style-name="L4">
      <style:text-properties officeooo:rsid="0022c645" officeooo:paragraph-rsid="0022c645"/>
    </style:style>
    <style:style style:name="P15" style:family="paragraph" style:parent-style-name="Standard" style:list-style-name="L4">
      <style:text-properties officeooo:rsid="0023d45e" officeooo:paragraph-rsid="0023d45e"/>
    </style:style>
    <style:style style:name="P16" style:family="paragraph" style:parent-style-name="Standard" style:list-style-name="L4">
      <style:text-properties officeooo:rsid="001e8eab" officeooo:paragraph-rsid="00204678"/>
    </style:style>
    <style:style style:name="P17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18" style:family="paragraph" style:parent-style-name="Standard">
      <style:text-properties officeooo:rsid="001e8eab" officeooo:paragraph-rsid="001e8eab"/>
    </style:style>
    <style:style style:name="P19" style:family="paragraph" style:parent-style-name="Standard">
      <style:text-properties officeooo:rsid="0011fb72" officeooo:paragraph-rsid="001e8eab"/>
    </style:style>
    <style:style style:name="P20" style:family="paragraph" style:parent-style-name="Standard" style:list-style-name="L5">
      <style:text-properties officeooo:rsid="0011fb72" officeooo:paragraph-rsid="001433d2"/>
    </style:style>
    <style:style style:name="P21" style:family="paragraph" style:parent-style-name="Standard" style:list-style-name="L6">
      <style:text-properties officeooo:rsid="0011fb72" officeooo:paragraph-rsid="0011fb72"/>
    </style:style>
    <style:style style:name="P22" style:family="paragraph" style:parent-style-name="Standard" style:list-style-name="L6">
      <style:text-properties officeooo:rsid="001c9d41" officeooo:paragraph-rsid="001c9d41"/>
    </style:style>
    <style:style style:name="P23" style:family="paragraph" style:parent-style-name="Standard">
      <style:text-properties officeooo:rsid="0011fb72" officeooo:paragraph-rsid="0011fb72"/>
    </style:style>
    <style:style style:name="P24" style:family="paragraph" style:parent-style-name="Standard">
      <style:text-properties officeooo:rsid="0014e1f2" officeooo:paragraph-rsid="0014e1f2"/>
    </style:style>
    <style:style style:name="P25" style:family="paragraph" style:parent-style-name="Standard" style:list-style-name="L7">
      <style:text-properties officeooo:rsid="0014e1f2" officeooo:paragraph-rsid="0014e1f2"/>
    </style:style>
    <style:style style:name="P26" style:family="paragraph" style:parent-style-name="Standard">
      <style:text-properties officeooo:rsid="0014e1f2" officeooo:paragraph-rsid="0022c645"/>
    </style:style>
    <style:style style:name="P27" style:family="paragraph" style:parent-style-name="Standard" style:list-style-name="L7">
      <style:text-properties officeooo:rsid="0014e1f2" officeooo:paragraph-rsid="0023d45e"/>
    </style:style>
    <style:style style:name="P28" style:family="paragraph" style:parent-style-name="Standard" style:list-style-name="L8">
      <style:text-properties officeooo:rsid="0014fb79" officeooo:paragraph-rsid="0022c645"/>
    </style:style>
    <style:style style:name="P29" style:family="paragraph" style:parent-style-name="Standard" style:list-style-name="L9">
      <style:text-properties officeooo:rsid="0014fb79" officeooo:paragraph-rsid="0014fb79"/>
    </style:style>
    <style:style style:name="P30" style:family="paragraph" style:parent-style-name="Text_20_body">
      <style:text-properties officeooo:rsid="0022de97" officeooo:paragraph-rsid="0022de97"/>
    </style:style>
    <style:style style:name="P31" style:family="paragraph" style:parent-style-name="Text_20_body">
      <style:text-properties officeooo:paragraph-rsid="0022c645"/>
    </style:style>
    <style:style style:name="P32" style:family="paragraph" style:parent-style-name="Standard" style:list-style-name="L1">
      <style:text-properties officeooo:paragraph-rsid="0022c645"/>
    </style:style>
    <style:style style:name="P33" style:family="paragraph" style:parent-style-name="Standard" style:list-style-name="L1">
      <style:text-properties officeooo:rsid="0022de97" officeooo:paragraph-rsid="0022de97"/>
    </style:style>
    <style:style style:name="P34" style:family="paragraph" style:parent-style-name="Standard" style:list-style-name="L1">
      <style:text-properties officeooo:rsid="001e1e44" officeooo:paragraph-rsid="0014e1f2"/>
    </style:style>
    <style:style style:name="P35" style:family="paragraph" style:parent-style-name="Standard">
      <style:text-properties officeooo:rsid="0011fb72" officeooo:paragraph-rsid="001aacf0"/>
    </style:style>
    <style:style style:name="P36" style:family="paragraph" style:parent-style-name="Standard">
      <style:text-properties officeooo:rsid="001747a7" officeooo:paragraph-rsid="0022de97"/>
    </style:style>
    <style:style style:name="P37" style:family="paragraph" style:parent-style-name="Standard">
      <style:text-properties officeooo:rsid="0011fb72" officeooo:paragraph-rsid="001747a7"/>
    </style:style>
    <style:style style:name="P38" style:family="paragraph" style:parent-style-name="Standard" style:list-style-name="L10">
      <style:text-properties officeooo:rsid="001747a7" officeooo:paragraph-rsid="001747a7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40" style:family="paragraph" style:parent-style-name="Heading_20_2">
      <style:text-properties officeooo:rsid="0022de97" officeooo:paragraph-rsid="0022de97"/>
    </style:style>
    <style:style style:name="P41" style:family="paragraph" style:parent-style-name="Standard">
      <style:text-properties officeooo:paragraph-rsid="0022de97"/>
    </style:style>
    <style:style style:name="P42" style:family="paragraph" style:parent-style-name="Standard">
      <style:text-properties officeooo:rsid="001747a7" officeooo:paragraph-rsid="001747a7"/>
    </style:style>
    <style:style style:name="P43" style:family="paragraph" style:parent-style-name="Standard" style:list-style-name="L11">
      <style:text-properties officeooo:rsid="001747a7" officeooo:paragraph-rsid="001747a7"/>
    </style:style>
    <style:style style:name="P44" style:family="paragraph" style:parent-style-name="Standard" style:list-style-name="L12">
      <style:text-properties officeooo:rsid="001759eb" officeooo:paragraph-rsid="001759eb"/>
    </style:style>
    <style:style style:name="P45" style:family="paragraph" style:parent-style-name="Standard" style:list-style-name="L12">
      <style:text-properties officeooo:rsid="0018ae65" officeooo:paragraph-rsid="0018ae65"/>
    </style:style>
    <style:style style:name="T1" style:family="text">
      <style:text-properties officeooo:rsid="0014e1f2"/>
    </style:style>
    <style:style style:name="T2" style:family="text">
      <style:text-properties officeooo:rsid="0022c645"/>
    </style:style>
    <style:style style:name="T3" style:family="text">
      <style:text-properties officeooo:rsid="0011fb72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1e1e44"/>
    </style:style>
    <style:style style:name="T12" style:family="text">
      <style:text-properties fo:color="#c9211e" loext:opacity="100%" officeooo:rsid="0014fb79"/>
    </style:style>
    <style:style style:name="T1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officeooo:rsid="001747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lis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P4" text:outline-level="2"><text:bookmark-start text:name="__RefHeading___Toc657_1902562780"/>Begrifflichkeiten<text:bookmark-end text:name="__RefHeading___Toc657_1902562780"/></text:h>
      <text:list xml:id="list1593005602" text:style-name="L1">
        <text:list-item>
          <text:p text:style-name="P5">Schaltgleis (Auslösung durch Schleifer)</text:p>
          <text:list>
            <text:list-item>
              <text:p text:style-name="P5">Schaltkontakt (z.B. vor Bahnübergang, Tunnelportal)</text:p>
            </text:list-item>
            <text:list-item>
              <text:p text:style-name="P5"><text:span text:style-name="T1">Bremskontakt </text:span>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7">Kontaktgleis <text:span text:style-name="T2">(Auslösung durch Radsatz)</text:span></text:p>
          <text:list>
            <text:list-item>
              <text:p text:style-name="P7">Blockkontakt (vor Signal, <text:span text:style-name="T3">Block belegt</text:span>)</text:p>
              <text:p text:style-name="P5"/>
            </text:list-item>
          </text:list>
        </text:list-item>
      </text:list>
      <text:h text:style-name="P3" text:outline-level="2"/>
      <text:h text:style-name="P3" text:outline-level="2"><text:bookmark-start text:name="__RefHeading___Toc595_1902562780"/>Befehl<text:bookmark-end text:name="__RefHeading___Toc595_1902562780"/></text:h>
      <text:list text:style-name="L2">
        <text:list-item>
          <text:p text:style-name="P8">Stellt eine Aktion dar, die ausgeführt wird.</text:p>
        </text:list-item>
        <text:list-item>
          <text:p text:style-name="P9">Befehle haben Priorität</text:p>
        </text:list-item>
      </text:list>
      <text:list text:style-name="L3">
        <text:list-item>
          <text:list>
            <text:list-item>
              <text:p text:style-name="P10">Zughalt</text:p>
            </text:list-item>
            <text:list-item>
              <text:p text:style-name="P10">Geschwindigkeit</text:p>
            </text:list-item>
            <text:list-item>
              <text:p text:style-name="P10">Nachrichten an MoBa-Server</text:p>
            </text:list-item>
            <text:list-item>
              <text:p text:style-name="P10">Weichen, Signale und sonstige Magnetartikel</text:p>
            </text:list-item>
            <text:list-item>
              <text:p text:style-name="P10">Beleuchtung, Animation und sonstiges</text:p>
            </text:list-item>
          </text:list>
        </text:list-item>
      </text:list>
      <text:list text:style-name="L4">
        <text:list-item>
          <text:p text:style-name="P11">Es existieren folgende Befehle:</text:p>
          <text:list>
            <text:list-item>
              <text:p text:style-name="P11">Ausgang <text:span text:style-name="T4">Impuls </text:span>(<text:span text:style-name="T4">z.B. </text:span>Magnetartikel / Zubehör) <text:span text:style-name="T4">250 ms </text:span>schalten (z.B. Weiche, Signal)</text:p>
            </text:list-item>
            <text:list-item>
              <text:p text:style-name="P12">Ausgang an / aus (z.B.<text:span text:style-name="T5"> Beleuchtung, Funktionsartikel</text:span>)</text:p>
            </text:list-item>
            <text:list-item>
              <text:p text:style-name="P13">Fahrstr<text:span text:style-name="T2">aße schalten</text:span></text:p>
            </text:list-item>
            <text:list-item>
              <text:p text:style-name="P14">Fahrstraßenfreigabe</text:p>
            </text:list-item>
            <text:list-item>
              <text:p text:style-name="P14">Blockfreigabe</text:p>
            </text:list-item>
            <text:list-item>
              <text:p text:style-name="P15">Verzögerung ohne GlobalTimer (z.B. verzögertes Abbremsen für kurze Züge vor Signal)</text:p>
            </text:list-item>
            <text:list-item>
              <text:p text:style-name="P16">Verzögerung in Millisekunden <text:span text:style-name="T6">mit GlobalTimer-Multiplikator</text:span></text:p>
            </text:list-item>
            <text:list-item>
              <text:p text:style-name="P17">Geschwindigkeit Lok</text:p>
            </text:list-item>
            <text:list-item>
              <text:p text:style-name="P17">Fahrtrichtung Lok</text:p>
            </text:list-item>
            <text:list-item>
              <text:p text:style-name="P17">Halt Lok</text:p>
            </text:list-item>
            <text:list-item>
              <text:p text:style-name="P17">Funktion Lok</text:p>
              <text:list>
                <text:list-item>
                  <text:p text:style-name="P17"><text:soft-page-break/>Spitzensignal / Schlußleuchten</text:p>
                </text:list-item>
                <text:list-item>
                  <text:p text:style-name="P17">Motorengeräusch</text:p>
                </text:list-item>
                <text:list-item>
                  <text:p text:style-name="P17">Innenbeleuchtung</text:p>
                </text:list-item>
                <text:list-item>
                  <text:p text:style-name="P17">Pantograph</text:p>
                </text:list-item>
                <text:list-item>
                  <text:p text:style-name="P17">Hupe / Pfeife</text:p>
                </text:list-item>
                <text:list-item>
                  <text:p text:style-name="P17">Bimmel</text:p>
                </text:list-item>
              </text:list>
            </text:list-item>
            <text:list-item>
              <text:p text:style-name="P17">Funktion Waggon</text:p>
              <text:list>
                <text:list-item>
                  <text:p text:style-name="P17">Spitzensignal / Schlußleuchten</text:p>
                </text:list-item>
                <text:list-item>
                  <text:p text:style-name="P17">Innenbeleuchtung</text:p>
                </text:list-item>
                <text:list-item>
                  <text:p text:style-name="P17">Sonderfunktionen</text:p>
                </text:list-item>
              </text:list>
            </text:list-item>
          </text:list>
        </text:list-item>
      </text:list>
      <text:p text:style-name="P18"/>
      <text:p text:style-name="P19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list text:style-name="L5">
        <text:list-header>
          <text:p text:style-name="P20"/>
        </text:list-header>
      </text:list>
      <text:list text:style-name="L6">
        <text:list-item>
          <text:p text:style-name="P21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1">Werden im separaten Thread abgearbeitet.</text:p>
        </text:list-item>
        <text:list-item>
          <text:p text:style-name="P21">Nach Ausführung eines <text:span text:style-name="T9">Magnetartikels</text:span> wird 250ms gewartet</text:p>
        </text:list-item>
        <text:list-item>
          <text:p text:style-name="P22">Nachrichten an den moba-server werden zuerst (unmittelbar) verschickt. </text:p>
        </text:list-item>
      </text:list>
      <text:p text:style-name="P23"/>
      <text:p text:style-name="P24">Beispiele:</text:p>
      <text:p text:style-name="P24"><text:tab/></text:p>
      <text:p text:style-name="P24"><text:tab/>Schaltgleis <text:span text:style-name="T10">(</text:span>vor Bahnübergang<text:span text:style-name="T10">)</text:span>:</text:p>
      <text:list text:style-name="L7">
        <text:list-item>
          <text:p text:style-name="P25">[LOKFUNKTION PFIFF AN]</text:p>
        </text:list-item>
        <text:list-item>
          <text:p text:style-name="P25">[VERZÖGERUNG 2s]</text:p>
        </text:list-item>
        <text:list-item>
          <text:p text:style-name="P25">[LOKFUNKTION PFIFF AUS]<text:tab/></text:p>
        </text:list-item>
        <text:list-item>
          <text:p text:style-name="P25">[LOKFUNKTION BIMMEL AN]</text:p>
        </text:list-item>
        <text:list-item>
          <text:p text:style-name="P25">[GESCHWINDIGKEIT LANGSAM]</text:p>
        </text:list-item>
      </text:list>
      <text:p text:style-name="P26"><text:tab/></text:p>
      <text:p text:style-name="P26"><text:tab/>Bremskontakt</text:p>
      <text:list text:continue-numbering="true" text:style-name="L7">
        <text:list-item>
          <text:p text:style-name="P27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28"><text:span text:style-name="T2">[</text:span>FAHRSTUFE 0<text:span text:style-name="T2">]</text:span></text:p>
                </text:list-item>
              </text:list>
            </text:list-item>
          </text:list>
        </text:list-item>
      </text:list>
      <text:p text:style-name="P24"/>
      <text:p text:style-name="P24"><text:tab/><text:span text:style-name="T10">Blockkontakt:</text:span></text:p>
      <text:list text:style-name="L9">
        <text:list-item>
          <text:p text:style-name="P29">[LOKHALT]</text:p>
        </text:list-item>
        <text:list-item>
          <text:p text:style-name="P29">[BLOCKFREIGABE]</text:p>
        </text:list-item>
        <text:list-item>
          <text:p text:style-name="P29">[FAHRSTRASSE SCHALTEN]</text:p>
        </text:list-item>
        <text:list-item>
          <text:p text:style-name="P29">[LOKFUNKTION MOTOR AUS]</text:p>
        </text:list-item>
        <text:list-item>
          <text:p text:style-name="P29">[LOKFUNKTIOM BÜGEL EINKLAPPEN]</text:p>
        </text:list-item>
        <text:list-item>
          <text:p text:style-name="P29">[LOKFUNKTION LICHT AUS]</text:p>
        </text:list-item>
      </text:list>
      <text:p text:style-name="P24"/>
      <text:h text:style-name="P4" text:outline-level="2"><text:bookmark-start text:name="__RefHeading___Toc661_1902562780"/>Auslösegrund<text:bookmark-end text:name="__RefHeading___Toc661_1902562780"/></text:h>
      <text:p text:style-name="P30">Gibt die Auslösegründe an, wann eine Befehlsiste geschaltet wird</text:p>
      <text:p text:style-name="P31"/>
      <text:list text:continue-list="list1593005602" text:style-name="L1">
        <text:list-item>
          <text:p text:style-name="P32">Rückmeldung</text:p>
          <text:list>
            <text:list-item>
              <text:p text:style-name="P32">Taster</text:p>
            </text:list-item>
            <text:list-item>
              <text:p text:style-name="P32">Schaltgleis</text:p>
              <text:list>
                <text:list-item>
                  <text:p text:style-name="P32">Lokabhängig</text:p>
                </text:list-item>
                <text:list-item>
                  <text:p text:style-name="P32"><text:soft-page-break/>Lokunabhängig</text:p>
                </text:list-item>
              </text:list>
            </text:list-item>
            <text:list-item>
              <text:p text:style-name="P33">Kontaktgleis</text:p>
              <text:list>
                <text:list-item>
                  <text:p text:style-name="P32">Blockkontakt (Radsatz vor Signal, Block belegt)</text:p>
                  <text:list>
                    <text:list-item>
                      <text:p text:style-name="P32">belegt</text:p>
                    </text:list-item>
                    <text:list-item>
                      <text:p text:style-name="P32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Moba-Server</text:p>
          <text:list>
            <text:list-item>
              <text:p text:style-name="P33">Fahrstraße geschaltet</text:p>
            </text:list-item>
            <text:list-item>
              <text:p text:style-name="P33">Unmittelbar</text:p>
            </text:list-item>
            <text:list-item>
              <text:p text:style-name="P33"><text:span text:style-name="T3">GlobalTimerevent </text:span><text:span text:style-name="T11">(moba-server)</text:span></text:p>
            </text:list-item>
            <text:list-item>
              <text:p text:style-name="P33"><text:span text:style-name="T3">Fahrplan </text:span><text:span text:style-name="T12">(?)</text:span></text:p>
            </text:list-item>
          </text:list>
          <text:p text:style-name="P34"/>
        </text:list-item>
      </text:list>
      <text:p text:style-name="P23"/>
      <text:p text:style-name="P35"/>
      <text:h text:style-name="Heading_20_2" text:outline-level="2"><text:bookmark-start text:name="__RefHeading___Toc663_1902562780"/>Teilfahrplan <text:bookmark-end text:name="__RefHeading___Toc663_1902562780"/></text:h>
      <text:p text:style-name="P36">Fahrauftrag für einen Zug von Block 1 nach Block n:</text:p>
      <text:p text:style-name="P37"/>
      <text:list text:style-name="L10">
        <text:list-item>
          <text:p text:style-name="P38">Besteht aus ZugId und einer Map</text:p>
          <text:list>
            <text:list-item>
              <text:p text:style-name="P38">Map::key <text:tab/>=&gt; Kontakt</text:p>
            </text:list-item>
            <text:list-item>
              <text:p text:style-name="P38">Map::value <text:tab/>=&gt; Befehlsliste</text:p>
            </text:list-item>
            <text:list-item>
              <text:p text:style-name="P38">ZugId::LokId<text:tab/>=&gt; LocalId</text:p>
            </text:list-item>
          </text:list>
        </text:list-item>
        <text:list-item>
          <text:p text:style-name="P38">Wenn Kontakt triggert dann Befehlsliste im Separaten Thread ausführen, Eintrag entfernen</text:p>
        </text:list-item>
        <text:list-item>
          <text:p text:style-name="P38">Nur Kontakte die an erster Stelle im Fahrplan stehen bearben. In allen anderen Fälle: Notaus, dann scheint was kaputt zu sein!</text:p>
        </text:list-item>
      </text:list>
      <text:p text:style-name="P39" loext:marker-style-name="T13"/>
      <text:h text:style-name="P40" text:outline-level="2"><text:bookmark-start text:name="__RefHeading___Toc665_1902562780"/>Fahrplan<text:bookmark-end text:name="__RefHeading___Toc665_1902562780"/></text:h>
      <text:p text:style-name="P41"><text:span text:style-name="T14">Fahrauftrag für einen Zug von Punkt 1 nach Punkt 2, z.B. von Bahnhof nach Schattenbahnhof</text:span></text:p>
      <text:p text:style-name="P42"/>
      <text:list text:style-name="L11">
        <text:list-item>
          <text:p text:style-name="P43">Besteht aus mehreren Teilfahrplänen</text:p>
        </text:list-item>
        <text:list-item>
          <text:p text:style-name="P43">Ist an eine Uhrzeit (GlobalTimerEvent) gebunden</text:p>
        </text:list-item>
      </text:list>
      <text:p text:style-name="P42"/>
      <text:h text:style-name="Heading_20_2" text:outline-level="2"><text:bookmark-start text:name="__RefHeading___Toc667_1902562780"/>Todo<text:bookmark-end text:name="__RefHeading___Toc667_1902562780"/></text:h>
      <text:list text:style-name="L12">
        <text:list-item>
          <text:p text:style-name="P44">Fahrtrichtungswechsel</text:p>
        </text:list-item>
        <text:list-item>
          <text:p text:style-name="P44">Fliegende Überholung</text:p>
        </text:list-item>
        <text:list-item>
          <text:p text:style-name="P44">Kurswagen</text:p>
        </text:list-item>
        <text:list-item>
          <text:p text:style-name="P44">Rangierzug</text:p>
        </text:list-item>
        <text:list-item>
          <text:p text:style-name="P44">Nebenbahn</text:p>
        </text:list-item>
        <text:list-item>
          <text:p text:style-name="P44">Verklemmungserkennung (eingleisige Nebenbahn)</text:p>
        </text:list-item>
        <text:list-item>
          <text:p text:style-name="P44">Lokwechsel</text:p>
        </text:list-item>
        <text:list-item>
          <text:p text:style-name="P44">Lokfahrt ins Betriebswerk</text:p>
        </text:list-item>
        <text:list-item>
          <text:p text:style-name="P45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4T22:04:17.616405871</dc:date>
    <meta:editing-duration>PT2H16M44S</meta:editing-duration>
    <meta:editing-cycles>18</meta:editing-cycles>
    <meta:generator>LibreOffice/25.2.2.2$Linux_X86_64 LibreOffice_project/520$Build-2</meta:generator>
    <meta:document-statistic meta:table-count="0" meta:image-count="0" meta:object-count="0" meta:page-count="3" meta:paragraph-count="112" meta:word-count="450" meta:character-count="3034" meta:non-whitespace-character-count="2767"/>
  </office:meta>
</office:document-meta>
</file>